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a44" officeooo:paragraph-rsid="00173a44"/>
    </style:style>
    <style:style style:name="P2" style:family="paragraph" style:parent-style-name="Standard">
      <style:text-properties officeooo:rsid="00173a44" officeooo:paragraph-rsid="001c94d1"/>
    </style:style>
    <style:style style:name="P3" style:family="paragraph" style:parent-style-name="Standard">
      <style:text-properties officeooo:rsid="0018bffb" officeooo:paragraph-rsid="0018bffb"/>
    </style:style>
    <style:style style:name="P4" style:family="paragraph" style:parent-style-name="Standard">
      <style:text-properties officeooo:rsid="0018bffb" officeooo:paragraph-rsid="001c770c"/>
    </style:style>
    <style:style style:name="P5" style:family="paragraph" style:parent-style-name="Standard">
      <style:text-properties officeooo:rsid="001aa8cf" officeooo:paragraph-rsid="001aa8cf"/>
    </style:style>
    <style:style style:name="P6" style:family="paragraph" style:parent-style-name="Standard">
      <style:text-properties officeooo:rsid="001aa8cf" officeooo:paragraph-rsid="001c770c"/>
    </style:style>
    <style:style style:name="P7" style:family="paragraph" style:parent-style-name="Standard">
      <style:text-properties officeooo:rsid="001aa8cf" officeooo:paragraph-rsid="0018bffb"/>
    </style:style>
    <style:style style:name="P8" style:family="paragraph" style:parent-style-name="Standard">
      <style:text-properties officeooo:rsid="001c94d1" officeooo:paragraph-rsid="001c94d1"/>
    </style:style>
    <style:style style:name="P9" style:family="paragraph" style:parent-style-name="Standard">
      <style:text-properties officeooo:rsid="001db5e0" officeooo:paragraph-rsid="001db5e0"/>
    </style:style>
    <style:style style:name="P10" style:family="paragraph" style:parent-style-name="Preformatted_20_Text" style:list-style-name="L3">
      <style:text-properties officeooo:paragraph-rsid="001c770c"/>
    </style:style>
    <style:style style:name="P11" style:family="paragraph" style:parent-style-name="Preformatted_20_Text" style:list-style-name="L3">
      <style:text-properties officeooo:rsid="0018bffb" officeooo:paragraph-rsid="001c770c"/>
    </style:style>
    <style:style style:name="P12" style:family="paragraph" style:parent-style-name="Preformatted_20_Text" style:list-style-name="L3">
      <style:text-properties officeooo:rsid="0018bffb" officeooo:paragraph-rsid="001e3dcf"/>
    </style:style>
    <style:style style:name="P13" style:family="paragraph" style:parent-style-name="Preformatted_20_Text" style:list-style-name="L4">
      <style:text-properties officeooo:rsid="0018bffb" officeooo:paragraph-rsid="001e3dcf"/>
    </style:style>
    <style:style style:name="P14" style:family="paragraph" style:parent-style-name="Preformatted_20_Text">
      <style:text-properties officeooo:rsid="0018bffb" officeooo:paragraph-rsid="001f8017"/>
    </style:style>
    <style:style style:name="P15" style:family="paragraph" style:parent-style-name="Preformatted_20_Text" style:list-style-name="L5">
      <style:text-properties officeooo:paragraph-rsid="001c94d1"/>
    </style:style>
    <style:style style:name="P16" style:family="paragraph" style:parent-style-name="Preformatted_20_Text" style:list-style-name="L3">
      <style:paragraph-properties fo:margin-top="0cm" fo:margin-bottom="0.499cm" loext:contextual-spacing="false"/>
      <style:text-properties officeooo:rsid="001aa8cf" officeooo:paragraph-rsid="001c770c"/>
    </style:style>
    <style:style style:name="P17" style:family="paragraph" style:parent-style-name="Preformatted_20_Text" style:list-style-name="L5">
      <style:paragraph-properties fo:margin-top="0cm" fo:margin-bottom="0.499cm" loext:contextual-spacing="false"/>
      <style:text-properties officeooo:rsid="00173a44" officeooo:paragraph-rsid="001c94d1"/>
    </style:style>
    <style:style style:name="P18" style:family="paragraph" style:parent-style-name="Standard" style:list-style-name="L1">
      <style:text-properties officeooo:rsid="0018bffb" officeooo:paragraph-rsid="0018bffb"/>
    </style:style>
    <style:style style:name="P19" style:family="paragraph" style:parent-style-name="Standard" style:list-style-name="L1">
      <style:text-properties officeooo:rsid="0018bffb" officeooo:paragraph-rsid="001c770c"/>
    </style:style>
    <style:style style:name="P20" style:family="paragraph" style:parent-style-name="Standard" style:list-style-name="L2">
      <style:text-properties officeooo:rsid="0018bffb" officeooo:paragraph-rsid="001c770c"/>
    </style:style>
    <style:style style:name="P21" style:family="paragraph" style:parent-style-name="Standard" style:list-style-name="L1">
      <style:text-properties officeooo:rsid="001923de" officeooo:paragraph-rsid="001c770c"/>
    </style:style>
    <style:style style:name="P22" style:family="paragraph" style:parent-style-name="Standard">
      <style:text-properties officeooo:rsid="001aa8cf" officeooo:paragraph-rsid="0018bffb"/>
    </style:style>
    <style:style style:name="T1" style:family="text">
      <style:text-properties officeooo:rsid="001c770c"/>
    </style:style>
    <style:style style:name="T2" style:family="text">
      <style:text-properties officeooo:rsid="001c94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s log show how to ceate and updata project in github style</text:p>
      <text:p text:style-name="P1"/>
      <text:p text:style-name="P1">Why we should use Git and github: one is can return any time in history of the project and we can save the project on internet for sharing and used by ourselves.</text:p>
      <text:p text:style-name="P1"><text:s/></text:p>
      <text:p text:style-name="P1">There are two senarios with the using of Git and github:</text:p>
      <text:p text:style-name="P1">1 <text:span text:style-name="T2">how to </text:span>creat<text:span text:style-name="T2">e</text:span> <text:span text:style-name="T2">a</text:span> project <text:span text:style-name="T2">in the style of gitGithub</text:span></text:p>
      <text:p text:style-name="P1">2 <text:span text:style-name="T2">how to update project in the style of gitGithub</text:span>;</text:p>
      <text:p text:style-name="P8">3 how to get all repository</text:p>
      <text:p text:style-name="P8"/>
      <text:p text:style-name="P2">1 <text:span text:style-name="T2">how to </text:span>creat<text:span text:style-name="T2">e</text:span> <text:span text:style-name="T2">a</text:span> project <text:span text:style-name="T2">in the style of gitGithub</text:span></text:p>
      <text:p text:style-name="P5">1.1 create a new repository in github <text:span text:style-name="T1">and get your repository’s address called github_URL</text:span></text:p>
      <text:list xml:id="list429383475" text:style-name="L1">
        <text:list-item>
          <text:p text:style-name="P18">login your github</text:p>
        </text:list-item>
        <text:list-item>
          <text:p text:style-name="P19">create a new repository by click “+” sign on the top right coner of page. </text:p>
        </text:list-item>
        <text:list-item>
          <text:p text:style-name="P21">Provide you repository name</text:p>
        </text:list-item>
        <text:list-item>
          <text:p text:style-name="P21">click Create repository</text:p>
        </text:list-item>
      </text:list>
      <text:p text:style-name="P5">1.2 put all project files and folder into a directory call project root (PR).</text:p>
      <text:p text:style-name="P5"/>
      <text:p text:style-name="P5">1.3 gitilie the PR or local repositorili<text:span text:style-name="T1">e</text:span> the PR</text:p>
      <text:list xml:id="list2410277704" text:style-name="L2">
        <text:list-item>
          <text:p text:style-name="P20">cd the root directory</text:p>
        </text:list-item>
        <text:list-item>
          <text:p text:style-name="P20">git init</text:p>
        </text:list-item>
        <text:list-item>
          <text:p text:style-name="P20">put other files and folders into the root directory</text:p>
        </text:list-item>
      </text:list>
      <text:p text:style-name="P6"/>
      <text:p text:style-name="P5">1.4 remotilie the PR or push local PR into repository in github created in 1.1</text:p>
      <text:p text:style-name="P5"/>
      <text:list xml:id="list3795554928" text:style-name="L3">
        <text:list-item>
          <text:p text:style-name="P10">echo "# gitGithubLearnPractice" &gt;&gt; README.md</text:p>
        </text:list-item>
        <text:list-item>
          <text:p text:style-name="P10">git init</text:p>
        </text:list-item>
        <text:list-item>
          <text:p text:style-name="P10">git add README.md</text:p>
        </text:list-item>
        <text:list-item>
          <text:p text:style-name="P11">git add . (add everything <text:s/>to index or staged them for commit)</text:p>
        </text:list-item>
        <text:list-item>
          <text:p text:style-name="P10"/>
        </text:list-item>
        <text:list-item>
          <text:p text:style-name="P10">git commit -m "first commit for gitGithubLearn"</text:p>
        </text:list-item>
        <text:list-item>
          <text:p text:style-name="P10">git remote add origin <text:span text:style-name="T1">github_URL</text:span></text:p>
        </text:list-item>
        <text:list-item>
          <text:p text:style-name="P16">git push -u origin master</text:p>
        </text:list-item>
      </text:list>
      <text:p text:style-name="P1"/>
      <text:p text:style-name="P2">2 <text:span text:style-name="T2">how to update project in the style of gitGithub</text:span>;</text:p>
      <text:list xml:id="list1024359055" text:style-name="L4">
        <text:list-item>
          <text:p text:style-name="P13">git add . </text:p>
        </text:list-item>
      </text:list>
      <text:list xml:id="list112418797928352" text:continue-list="list3795554928" text:style-name="L3">
        <text:list-item>
          <text:p text:style-name="P12">git commit -m “comment for this commit”</text:p>
        </text:list-item>
      </text:list>
      <text:list xml:id="list2620553031" text:style-name="L5">
        <text:list-item>
          <text:p text:style-name="P15">git remote add origin <text:span text:style-name="T1">github_URL (https://github.com/ermao750125/gitGithubLearnPractice.git)</text:span></text:p>
        </text:list-item>
        <text:list-item>
          <text:p text:style-name="P17">git push -u origin master</text:p>
        </text:list-item>
      </text:list>
      <text:p text:style-name="P4"/>
      <text:p text:style-name="P3"/>
      <text:p text:style-name="P3"/>
      <text:p text:style-name="P3"/>
      <text:p text:style-name="P14">git remote add origin <text:span text:style-name="T1">https://github.com/ermao750125/gitGithubLearnPractice.git</text:span></text:p>
      <text:p text:style-name="P7"/>
      <text:p text:style-name="P7"/>
      <text:p text:style-name="P7">ermao@ermao-ThinkPad-W510:~$ cd Documents</text:p>
      <text:p text:style-name="P7">ermao@ermao-ThinkPad-W510:~/Documents$ ls</text:p>
      <text:p text:style-name="P7"><text:soft-page-break/>'first error to push local to github <text:s/>master - master fetch first.odt'</text:p>
      <text:p text:style-name="P7"><text:s/>gitGithubLearnPractice</text:p>
      <text:p text:style-name="P7"><text:s/>my-project.git</text:p>
      <text:p text:style-name="P7"><text:s/>new_bare_folder</text:p>
      <text:p text:style-name="P7"><text:s/>new_Empty_folder</text:p>
      <text:p text:style-name="P7"><text:s/>SeleniumDockerGrid</text:p>
      <text:p text:style-name="P7"><text:s/>testautomationguru</text:p>
      <text:p text:style-name="P7"><text:s/>ubuntu_learning_M</text:p>
      <text:p text:style-name="P7">ermao@ermao-ThinkPad-W510:~/Documents$ cd gitGithubLearnPractice</text:p>
      <text:p text:style-name="P7">ermao@ermao-ThinkPad-W510:~/Documents/gitGithubLearnPractice$ ls</text:p>
      <text:p text:style-name="P7"><text:s/>gitGithubProblemsSolutions.odt</text:p>
      <text:p text:style-name="P7">'The first page after creating a new repository.odt'</text:p>
      <text:p text:style-name="P7">ermao@ermao-ThinkPad-W510:~/Documents/gitGithubLearnPractice$ echo "# gitGithubLearnPractice" &gt;&gt; README.md</text:p>
      <text:p text:style-name="P7">ermao@ermao-ThinkPad-W510:~/Documents/gitGithubLearnPractice$ git init</text:p>
      <text:p text:style-name="P7">Initialized empty Git repository in /home/ermao/Documents/gitGithubLearnPractice/.git/</text:p>
      <text:p text:style-name="P7">ermao@ermao-ThinkPad-W510:~/Documents/gitGithubLearnPractice$ git add .</text:p>
      <text:p text:style-name="P7">ermao@ermao-ThinkPad-W510:~/Documents/gitGithubLearnPractice$ git commit -m "first commit for gitGithubLearn"</text:p>
      <text:p text:style-name="P7">[master (root-commit) c1d44e3] first commit for gitGithubLearn</text:p>
      <text:p text:style-name="P7"><text:s/>4 files changed, 2 insertions(+)</text:p>
      <text:p text:style-name="P7"><text:s/>create mode 100644 .~lock.gitGithubProblemsSolutions.odt#</text:p>
      <text:p text:style-name="P7"><text:s/>create mode 100644 README.md</text:p>
      <text:p text:style-name="P7"><text:s/>create mode 100644 The first page after creating a new repository.odt</text:p>
      <text:p text:style-name="P7"><text:s/>create mode 100644 gitGithubProblemsSolutions.odt</text:p>
      <text:p text:style-name="P7">ermao@ermao-ThinkPad-W510:~/Documents/gitGithubLearnPractice$ git remote add origin https://github.com/ermao750125/gitGithubLearnPractice.git</text:p>
      <text:p text:style-name="P7">ermao@ermao-ThinkPad-W510:~/Documents/gitGithubLearnPractice$ git push -u origin master</text:p>
      <text:p text:style-name="P7">Username for 'https://github.com': ermao750125</text:p>
      <text:p text:style-name="P7">Password for 'https://ermao750125@github.com': </text:p>
      <text:p text:style-name="P7">Counting objects: 6, done.</text:p>
      <text:p text:style-name="P7">Delta compression using up to 8 threads.</text:p>
      <text:p text:style-name="P7">Compressing objects: 100% (5/5), done.</text:p>
      <text:p text:style-name="P7">Writing objects: 100% (6/6), 65.64 KiB | 8.21 MiB/s, done.</text:p>
      <text:p text:style-name="P7">Total 6 (delta 0), reused 0 (delta 0)</text:p>
      <text:p text:style-name="P7">remote: </text:p>
      <text:p text:style-name="P7">remote: Create a pull request for 'master' on GitHub by visiting:</text:p>
      <text:p text:style-name="P7">remote: <text:s text:c="5"/>https://github.com/ermao750125/gitGithubLearnPractice/pull/new/master</text:p>
      <text:p text:style-name="P7">remote: </text:p>
      <text:p text:style-name="P7">To https://github.com/ermao750125/gitGithubLearnPractice.git</text:p>
      <text:p text:style-name="P7"><text:s/>* [new branch] <text:s text:c="5"/>master -&gt; master</text:p>
      <text:p text:style-name="P7">Branch 'master' set up to track remote branch 'master' from 'origin'.</text:p>
      <text:p text:style-name="P7">ermao@ermao-ThinkPad-W510:~/Documents/gitGithubLearnPractice$ git status</text:p>
      <text:p text:style-name="P7">On branch master</text:p>
      <text:p text:style-name="P7">Your branch is up to date with 'origin/master'.</text:p>
      <text:p text:style-name="P7"/>
      <text:p text:style-name="P7">nothing to commit, working tree clean</text:p>
      <text:p text:style-name="P7">ermao@ermao-ThinkPad-W510:~/Documents/gitGithubLearnPractice$ git status</text:p>
      <text:p text:style-name="P7">On branch master</text:p>
      <text:p text:style-name="P7"><text:soft-page-break/>Your branch is up to date with 'origin/master'.</text:p>
      <text:p text:style-name="P7"/>
      <text:p text:style-name="P7">Changes not staged for commit:</text:p>
      <text:p text:style-name="P7"><text:s text:c="2"/>(use "git add/rm &lt;file&gt;..." to update what will be committed)</text:p>
      <text:p text:style-name="P7"><text:s text:c="2"/>(use "git checkout -- &lt;file&gt;..." to discard changes in working directory)</text:p>
      <text:p text:style-name="P7"/>
      <text:p text:style-name="P7"><text:tab/>deleted: <text:s text:c="3"/>.~lock.gitGithubProblemsSolutions.odt#</text:p>
      <text:p text:style-name="P7"><text:tab/>modified: <text:s text:c="2"/>gitGithubProblemsSolutions.odt</text:p>
      <text:p text:style-name="P7"/>
      <text:p text:style-name="P7">no changes added to commit (use "git add" and/or "git commit -a")</text:p>
      <text:p text:style-name="P7">ermao@ermao-ThinkPad-W510:~/Documents/gitGithubLearnPractice$ git diff</text:p>
      <text:p text:style-name="P7">diff --git a/.~lock.gitGithubProblemsSolutions.odt# b/.~lock.gitGithubProblemsSolutions.odt#</text:p>
      <text:p text:style-name="P7">deleted file mode 100644</text:p>
      <text:p text:style-name="P7">index dbe00be..0000000</text:p>
      <text:p text:style-name="P7">--- a/.~lock.gitGithubProblemsSolutions.odt#</text:p>
      <text:p text:style-name="P7">+++ /dev/null</text:p>
      <text:p text:style-name="P7">@@ -1 +0,0 @@</text:p>
      <text:p text:style-name="P7">-,ermao,ermao-ThinkPad-W510,27.10.2018 11:04,file:///home/ermao/.config/libreoffice/4;</text:p>
      <text:p text:style-name="P7">\ No newline at end of file</text:p>
      <text:p text:style-name="P7">diff --git a/gitGithubProblemsSolutions.odt b/gitGithubProblemsSolutions.odt</text:p>
      <text:p text:style-name="P7">index 247a283..92200e4 100644</text:p>
      <text:p text:style-name="P7">Binary files a/gitGithubProblemsSolutions.odt and b/gitGithubProblemsSolutions.odt differ</text:p>
      <text:p text:style-name="P7">ermao@ermao-ThinkPad-W510:~/Documents/gitGithubLearnPractice$ git status</text:p>
      <text:p text:style-name="P7">On branch master</text:p>
      <text:p text:style-name="P7">Your branch is up to date with 'origin/master'.</text:p>
      <text:p text:style-name="P7"/>
      <text:p text:style-name="P7">Changes not staged for commit:</text:p>
      <text:p text:style-name="P7"><text:s text:c="2"/>(use "git add/rm &lt;file&gt;..." to update what will be committed)</text:p>
      <text:p text:style-name="P7"><text:s text:c="2"/>(use "git checkout -- &lt;file&gt;..." to discard changes in working directory)</text:p>
      <text:p text:style-name="P7"/>
      <text:p text:style-name="P7"><text:tab/>deleted: <text:s text:c="3"/>.~lock.gitGithubProblemsSolutions.odt#</text:p>
      <text:p text:style-name="P7"><text:tab/>modified: <text:s text:c="2"/>gitGithubProblemsSolutions.odt</text:p>
      <text:p text:style-name="P7"/>
      <text:p text:style-name="P7">Untracked files:</text:p>
      <text:p text:style-name="P7"><text:s text:c="2"/>(use "git add &lt;file&gt;..." to include in what will be committed)</text:p>
      <text:p text:style-name="P7"/>
      <text:p text:style-name="P7"><text:tab/>first error to push local to github <text:s/>master - master fetch first.odt</text:p>
      <text:p text:style-name="P7"/>
      <text:p text:style-name="P7">no changes added to commit (use "git add" and/or "git commit -a")</text:p>
      <text:p text:style-name="P7">ermao@ermao-ThinkPad-W510:~/Documents/gitGithubLearnPractice$ git add .</text:p>
      <text:p text:style-name="P7">ermao@ermao-ThinkPad-W510:~/Documents/gitGithubLearnPractice$ git commit -m "then we updata the repository" </text:p>
      <text:p text:style-name="P7">[master 0a51f50] then we updata the repository</text:p>
      <text:p text:style-name="P7"><text:s/>3 files changed, 1 deletion(-)</text:p>
      <text:p text:style-name="P7"><text:s/>delete mode 100644 .~lock.gitGithubProblemsSolutions.odt#</text:p>
      <text:p text:style-name="P7"><text:s/>create mode 100644 first error to push local to github <text:s/>master - master fetch first.odt</text:p>
      <text:p text:style-name="P7"><text:s/>rewrite gitGithubProblemsSolutions.odt (94%)</text:p>
      <text:p text:style-name="P7">ermao@ermao-ThinkPad-W510:~/Documents/gitGithubLearnPractice$ git remote add origin https://github.com/ermao750125/gitGithubLearnPractice.git</text:p>
      <text:p text:style-name="P7"><text:soft-page-break/>fatal: remote origin already exists.</text:p>
      <text:p text:style-name="P7">ermao@ermao-ThinkPad-W510:~/Documents/gitGithubLearnPractice$ git push -u origin master</text:p>
      <text:p text:style-name="P7">Username for 'https://github.com': ermao750125</text:p>
      <text:p text:style-name="P7">Password for 'https://ermao750125@github.com': </text:p>
      <text:p text:style-name="P7">Counting objects: 4, done.</text:p>
      <text:p text:style-name="P7">Delta compression using up to 8 threads.</text:p>
      <text:p text:style-name="P7">Compressing objects: 100% (4/4), done.</text:p>
      <text:p text:style-name="P7">Writing objects: 100% (4/4), 45.56 KiB | 6.51 MiB/s, done.</text:p>
      <text:p text:style-name="P7">Total 4 (delta 0), reused 0 (delta 0)</text:p>
      <text:p text:style-name="P7">To https://github.com/ermao750125/gitGithubLearnPractice.git</text:p>
      <text:p text:style-name="P7"><text:s text:c="3"/>c1d44e3..0a51f50 <text:s/>master -&gt; master</text:p>
      <text:p text:style-name="P7">Branch 'master' set up to track remote branch 'master' from 'origin'.</text:p>
      <text:p text:style-name="P7">ermao@ermao-ThinkPad-W510:~/Documents/gitGithubLearnPractic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08:07.576144246</meta:creation-date>
    <dc:date>2018-10-27T11:24:16.776006139</dc:date>
    <meta:editing-duration>PT39M55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4" meta:paragraph-count="132" meta:word-count="791" meta:character-count="6664" meta:non-whitespace-character-count="5954"/>
  </office:meta>
</office:document-meta>
</file>